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489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684in"/>
    </style:style>
    <style:style style:name="Table1.B" style:family="table-column">
      <style:table-column-properties style:column-width="3.6292in"/>
    </style:style>
    <style:style style:name="Table1.C" style:family="table-column">
      <style:table-column-properties style:column-width="2.1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00ab77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22c5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ab77"/>
    </style:style>
    <style:style style:name="T3" style:family="text">
      <style:text-properties fo:language="en" fo:country="US" officeooo:rsid="00022c50"/>
    </style:style>
    <style:style style:name="T4" style:family="text">
      <style:text-properties officeooo:rsid="0000ab77"/>
    </style:style>
    <style:style style:name="T5" style:family="text">
      <style:text-properties officeooo:rsid="00022c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№ шага</text:p>
          </table:table-cell>
          <table:table-cell table:style-name="Table1.A1" office:value-type="string">
            <text:p text:style-name="P1">Сравниваемые термы; результат; подстановка, если есть</text:p>
          </table:table-cell>
          <table:table-cell table:style-name="Table1.A1" office:value-type="string">
            <text:p text:style-name="P1">Дальнейшие действия: прямой ход или откат (к чему приводит?)</text:p>
          </table:table-cell>
        </table:table-row>
        <table:table-row table:style-name="Table1.1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В<text:span text:style-name="T1"> </text:span>резольвенту<text:span text:style-name="T1"> </text:span>заносится<text:span text:style-name="T1"> </text:span>вопрос<text:span text:style-name="T1"> property_name_price(max, Name, Price).</text:span>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Попытка унификации:</text:p>
            <text:p text:style-name="P1"><text:span text:style-name="T1">property_name_price(max, Name, Price). = property_name_price(Surname, Name, Price).</text:span></text:p>
            <text:p text:style-name="P1">Результат: Успех + подстановка <text:span text:style-name="T1">Surname</text:span> = <text:span text:style-name="T4">max</text:span></text:p>
          </table:table-cell>
          <table:table-cell table:style-name="Table1.A1" office:value-type="string">
            <text:p text:style-name="P1">Заголовок правила заменяется его телом:</text:p>
            <text:p text:style-name="P1"><text:span text:style-name="T1">own(</text:span><text:span text:style-name="T2">max</text:span><text:span text:style-name="T1">, automobile(Name, _, Price)).</text:span>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Попытка унификации:</text:p>
            <text:p text:style-name="P2"><text:span text:style-name="T1">own(</text:span><text:span text:style-name="T2">max</text:span><text:span text:style-name="T1">, automobile(Name, _, Price)).= property_name_price(Surname, Name, Price).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Попытка унификации:</text:p>
            <text:p text:style-name="P2"><text:span text:style-name="T1">own(</text:span><text:span text:style-name="T2">max</text:span><text:span text:style-name="T1">, automobile(Name, _, Price)).= own(max, automobile("focus", "blue", 10000000)).</text:span></text:p>
            <text:p text:style-name="P1">Результат: Успех + подстановка <text:span text:style-name="T1">Name</text:span> = “<text:span text:style-name="T2">focus</text:span>”; <text:span text:style-name="T1">Price</text:span> = 10000000</text:p>
          </table:table-cell>
          <table:table-cell table:style-name="Table1.A1" office:value-type="string">
            <text:p text:style-name="P1">Резольвента пуста. Решение найдено:</text:p>
            <text:p text:style-name="P1"><text:span text:style-name="T1">Name</text:span> = “<text:span text:style-name="T2">focus</text:span>”</text:p>
            <text:p text:style-name="P1"><text:span text:style-name="T1">Price</text:span> = 10000000</text:p>
          </table:table-cell>
        </table:table-row>
        <table:table-row table:style-name="Table1.1">
          <table:table-cell table:style-name="Table1.A1" office:value-type="string">
            <text:p text:style-name="P1"><text:span text:style-name="T1">7</text:span></text:p>
          </table:table-cell>
          <table:table-cell table:style-name="Table1.A1" office:value-type="string">
            <text:p text:style-name="P1">Попытка унификации:</text:p>
            <text:p text:style-name="P2"><text:span text:style-name="T1">own(</text:span><text:span text:style-name="T2">max</text:span><text:span text:style-name="T1">, automobile(Name, _, Price)).= own(max, building("BigHouse", 55000000, 500)).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<text:span text:style-name="T1">8 - 1</text:span>0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3"><text:span text:style-name="T1">own(</text:span><text:span text:style-name="T2">max</text:span><text:span text:style-name="T1">, automobile(Name, _, Price)).= own(denis, building("VeryBigHouse", 55000000, 500)).</text:span></text:p>
            <text:p text:style-name="P1">Результат: Неудача</text:p>
          </table:table-cell>
          <table:table-cell table:style-name="Table1.A1" office:value-type="string">
            <text:p text:style-name="P1">Дошли до конца процедуры <text:span text:style-name="T1">own</text:span>.</text:p>
            <text:p text:style-name="P3">Откат к 1. В<text:span text:style-name="T1"> </text:span>резольвенту<text:span text:style-name="T1"> </text:span>возвращается<text:span text:style-name="T1"> property_name_price(max, Name, Price).</text:span></text:p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Попытка унификации:</text:p>
            <text:p text:style-name="P3"><text:span text:style-name="T1">property_name_price(max, Name, Price).= property_name_price(Surname, Name, Price)</text:span></text:p>
            <text:p text:style-name="P1">Результат: Успех + подстановка <text:span text:style-name="T1">Surname</text:span> = <text:span text:style-name="T5">max</text:span></text:p>
          </table:table-cell>
          <table:table-cell table:style-name="Table1.A1" office:value-type="string">
            <text:p text:style-name="P1">Заголовок правила заменяется его телом:</text:p>
            <text:p text:style-name="P1"><text:span text:style-name="T1">own(</text:span><text:span text:style-name="T3">max</text:span><text:span text:style-name="T1">, water_transport(Name, _, Price)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3</text:span></text:p>
          </table:table-cell>
          <table:table-cell table:style-name="Table1.A1" office:value-type="string">
            <text:p text:style-name="P1">Попытка унификации:</text:p>
            <text:p text:style-name="P1"><text:span text:style-name="T1">own(</text:span><text:span text:style-name="T3">max</text:span><text:span text:style-name="T1">, water_transport(Name, _, Price)). = property_name_price(Surname, Name, Price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14 - 16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Попытка унификации:</text:p>
            <text:p text:style-name="P1"><text:span text:style-name="T1">own(</text:span><text:span text:style-name="T3">max</text:span><text:span text:style-name="T1">, water_transport(Name, _, Price)). = own(max, automobile("focus", "blue", 10000000)).</text:span></text:p>
            <text:p text:style-name="P1">Результат: Неудача.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18 - 21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3"><text:span text:style-name="T1">own(</text:span><text:span text:style-name="T3">max</text:span><text:span text:style-name="T1">, water_transport(Name, _, Price)). = own(denis, building("VeryBigHouse", 55000000, 500)).</text:span></text:p>
            <text:p text:style-name="P1">Результат: Неудача.</text:p>
          </table:table-cell>
          <table:table-cell table:style-name="Table1.A1" office:value-type="string">
            <text:p text:style-name="P1">Дошли до конца процедуры <text:span text:style-name="T1">own</text:span>.</text:p>
            <text:p text:style-name="P1">Откат к 12. В<text:span text:style-name="T1"> </text:span>резольвенту<text:span text:style-name="T1"> </text:span>возвращается<text:span text:style-name="T1"> property_name_price(</text:span><text:span text:style-name="T3">max</text:span><text:span text:style-name="T1">, Name, Price)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23</text:p>
          </table:table-cell>
          <table:table-cell table:style-name="Table1.A1" office:value-type="string">
            <text:p text:style-name="P1">Попытка унификации:</text:p>
            <text:p text:style-name="P1"><text:span text:style-name="T1">property_name_price(</text:span><text:span text:style-name="T3">max</text:span><text:span text:style-name="T1">, Name, Price). = property_name_price(Surname, Name, Price).</text:span></text:p>
            <text:p text:style-name="P1">Результат: Успех + подстановка <text:span text:style-name="T1">Surname</text:span> = <text:span text:style-name="T5">max</text:span></text:p>
          </table:table-cell>
          <table:table-cell table:style-name="Table1.A1" office:value-type="string">
            <text:p text:style-name="P1">Заголовок правила заменяется его телом:</text:p>
            <text:p text:style-name="P1"><text:span text:style-name="T1">own(</text:span><text:span text:style-name="T3">max</text:span><text:span text:style-name="T1">, building(Name, Price, _)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24</text:span>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3"><text:span text:style-name="T1">own(</text:span><text:span text:style-name="T3">max</text:span><text:span text:style-name="T1">, building(Name, Price, _)).= property_name_price(Surname, Name, Price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25 - 28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Попытка унификации:</text:p>
            <text:p text:style-name="P1"><text:span text:style-name="T1">own(</text:span><text:span text:style-name="T3">max</text:span><text:span text:style-name="T1">, building(Name, Price, _)).= own(max, building("BigHouse", 55000000, 500)).</text:span></text:p>
            <text:p text:style-name="P1">Результат: Успех + подстановка <text:span text:style-name="T1">Name</text:span> = "<text:span text:style-name="T1">BigHouse</text:span>", <text:span text:style-name="T1">Price</text:span> = 55000000</text:p>
          </table:table-cell>
          <table:table-cell table:style-name="Table1.A1" office:value-type="string">
            <text:p text:style-name="P1">Резольвента пуста. Получен результат.</text:p>
            <text:p text:style-name="P1"><text:span text:style-name="T1">Name</text:span> = "<text:span text:style-name="T1">Big</text:span> <text:span text:style-name="T1">House</text:span>"</text:p>
            <text:p text:style-name="P1"><text:span text:style-name="T1">Price</text:span> = 55000000</text:p>
          </table:table-cell>
        </table:table-row>
        <table:table-row table:style-name="Table1.1">
          <table:table-cell table:style-name="Table1.A1" office:value-type="string">
            <text:p text:style-name="P1">30</text:p>
          </table:table-cell>
          <table:table-cell table:style-name="Table1.A1" office:value-type="string">
            <text:p text:style-name="P1">Попытка унификации:</text:p>
            <text:p text:style-name="P1"><text:span text:style-name="T1">own(</text:span><text:span text:style-name="T3">max</text:span><text:span text:style-name="T1">, building(Name, Price, _)).= own(egor, automobile("ford", "black", 10000000)).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31 - 32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3"><text:span text:style-name="T1">own(</text:span><text:span text:style-name="T3">max</text:span><text:span text:style-name="T1">, building(Name, Price, _)).= own(denis, building("VeryBigHouse", 55000000, 500)).</text:span></text:p>
            <text:p text:style-name="P1">Результат: Неудача</text:p>
          </table:table-cell>
          <table:table-cell table:style-name="Table1.A1" office:value-type="string">
            <text:p text:style-name="P1">Дошли до конца процедуры <text:span text:style-name="T1">own</text:span>.</text:p>
            <text:p text:style-name="P1">Откат к 23. В<text:span text:style-name="T1"> </text:span>резольвенту<text:span text:style-name="T1"> </text:span>возвращается<text:span text:style-name="T1"> property_name_price(</text:span><text:span text:style-name="T3">max</text:span><text:span text:style-name="T1">, Name, Price).</text:span></text:p>
          </table:table-cell>
        </table:table-row>
        <table:table-row table:style-name="Table1.1">
          <table:table-cell table:style-name="Table1.A1" office:value-type="string">
            <text:p text:style-name="P1">34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1"><text:span text:style-name="T1">property_name_price(</text:span><text:span text:style-name="T3">max</text:span><text:span text:style-name="T1">, Name, Price). = property_name_price(Surname, Name, Price).</text:span></text:p>
            <text:p text:style-name="P1">Результат: Успех + подстановка <text:span text:style-name="T1">Surname</text:span> = “<text:span text:style-name="T1">Frolova</text:span>”</text:p>
          </table:table-cell>
          <table:table-cell table:style-name="Table1.A1" office:value-type="string">
            <text:p text:style-name="P1">Заголовок правила заменяется его телом:</text:p>
            <text:p text:style-name="P1"><text:span text:style-name="T1">own(</text:span><text:span text:style-name="T3">max</text:span><text:span text:style-name="T1">, land(Name, Price, _)).</text:span></text:p>
          </table:table-cell>
        </table:table-row>
        <table:table-row table:style-name="Table1.1">
          <table:table-cell table:style-name="Table1.A1" office:value-type="string">
            <text:p text:style-name="P1">35</text:p>
          </table:table-cell>
          <table:table-cell table:style-name="Table1.A1" office:value-type="string">
            <text:p text:style-name="P1">Попытка унификации:</text:p>
            <text:p text:style-name="P1"><text:span text:style-name="T1">own(</text:span><text:span text:style-name="T3">max</text:span><text:span text:style-name="T1">, land(Name, Price, _)). = property_name_price(Surname, Name, Price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36 - 43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44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3"><text:span text:style-name="T1">own(</text:span><text:span text:style-name="T3">max</text:span><text:span text:style-name="T1">, land(Name, Price, _)). = wn(denis, building("VeryBigHouse", 55000000, 500)).</text:span></text:p>
            <text:p text:style-name="P1">Результат: Неудача</text:p>
          </table:table-cell>
          <table:table-cell table:style-name="Table1.A1" office:value-type="string">
            <text:p text:style-name="P1">Дошли до конца процедур <text:span text:style-name="T1">own</text:span> и <text:span text:style-name="T1">property</text:span>_<text:span text:style-name="T1">name</text:span>_<text:span text:style-name="T1">price</text:span>.</text:p>
            <text:p text:style-name="P1">Конец работы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2 ITCapital</meta:initial-creator>
    <meta:editing-cycles>8</meta:editing-cycles>
    <meta:creation-date>2022-04-20T16:59:00</meta:creation-date>
    <dc:date>2022-04-28T06:29:27.115234628</dc:date>
    <meta:editing-duration>PT2H1M48S</meta:editing-duration>
    <meta:generator>LibreOffice/6.4.7.2$Linux_X86_64 LibreOffice_project/40$Build-2</meta:generator>
    <meta:document-statistic meta:table-count="1" meta:image-count="0" meta:object-count="0" meta:page-count="2" meta:paragraph-count="123" meta:word-count="461" meta:character-count="3687" meta:non-whitespace-character-count="33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